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cb0f" officeooo:paragraph-rsid="0010cb0f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ED DISPERSAL</text:p>
      <text:p text:style-name="P1"/>
      <text:p text:style-name="P1">Code: </text:p>
      <text:p text:style-name="P1"/>
      <text:p text:style-name="P2">#include &lt;Servo.h&gt;</text:p>
      <text:p text:style-name="P2">Servo myservo;</text:p>
      <text:p text:style-name="P2">const int servoPin=9;</text:p>
      <text:p text:style-name="P2">const int minAngle=50;</text:p>
      <text:p text:style-name="P2">const int maxAngle=80;</text:p>
      <text:p text:style-name="P2"/>
      <text:p text:style-name="P2">void setup(){</text:p>
      <text:p text:style-name="P2">myservo.attach(servoPin);</text:p>
      <text:p text:style-name="P2">myservo.write(minAngle);</text:p>
      <text:p text:style-name="P2">}</text:p>
      <text:p text:style-name="P2"/>
      <text:p text:style-name="P2">void loop(){</text:p>
      <text:p text:style-name="P2">for(int angle=minAngle;angle&lt;=maxAngle;angle++){</text:p>
      <text:p text:style-name="P2">myservo.write(angle);</text:p>
      <text:p text:style-name="P2">delay(15);</text:p>
      <text:p text:style-name="P2">}</text:p>
      <text:p text:style-name="P2">for(int angle=maxAngle;angle&gt;=minAngle;angle--){</text:p>
      <text:p text:style-name="P2">myservo.write(angle);</text:p>
      <text:p text:style-name="P2">delay(15);</text:p>
      <text:p text:style-name="P2"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3:27.538136330</meta:creation-date>
    <dc:date>2025-12-12T14:24:29.659848202</dc:date>
    <meta:editing-duration>PT1M2S</meta:editing-duration>
    <meta:editing-cycles>1</meta:editing-cycles>
    <meta:document-statistic meta:table-count="0" meta:image-count="0" meta:object-count="0" meta:page-count="1" meta:paragraph-count="21" meta:word-count="35" meta:character-count="353" meta:non-whitespace-character-count="339"/>
    <meta:generator>LibreOffice/7.3.7.2$Linux_X86_64 LibreOffice_project/30$Build-2</meta:generator>
  </office:meta>
</office:document-meta>
</file>